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66227" officeooo:paragraph-rsid="00066227"/>
    </style:style>
    <style:style style:name="P2" style:family="paragraph" style:parent-style-name="Standard">
      <style:text-properties fo:font-weight="bold" officeooo:rsid="00066227" officeooo:paragraph-rsid="0006622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omas Fulmer</text:p>
      <text:p text:style-name="P2"/>
      <text:p text:style-name="P2">Dream Computer Specifications (With hardware links) –</text:p>
      <text:p text:style-name="P2"/>
      <text:p text:style-name="P1"><text:span text:style-name="T1">CPU</text:span>: AMD FX-8320 eight core, 3.5GHz</text:p>
      <text:p text:style-name="P1"><text:tab/><text:a xlink:type="simple" xlink:href="http://www.tigerdirect.com/applications/SearchTools/item-details.asp?EdpNo=4904560&amp;sku=A79-8320" text:style-name="Internet_20_link" text:visited-style-name="Visited_20_Internet_20_Link">http://www.tigerdirect.com/applications/SearchTools/item-details.asp?EdpNo=4904560&amp;sku=A79-8320</text:a></text:p>
      <text:p text:style-name="P1"/>
      <text:p text:style-name="P1"><text:span text:style-name="T1">Mother Board</text:span>: MSI 970 Gaming ATX Motherboard, AMD 970 Chipset, Gigabit LAN and Audio on board, SLI ready</text:p>
      <text:p text:style-name="P1"><text:tab/><text:a xlink:type="simple" xlink:href="http://www.tigerdirect.com/applications/SearchTools/item-details.asp?EdpNo=9194718&amp;sku=RSC-102599344" text:style-name="Internet_20_link" text:visited-style-name="Visited_20_Internet_20_Link">http://www.tigerdirect.com/applications/SearchTools/item-details.asp?EdpNo=9194718&amp;sku=RSC-102599344</text:a></text:p>
      <text:p text:style-name="P1"/>
      <text:p text:style-name="P1"><text:span text:style-name="T1">RAM</text:span>: Standard Corsair 8GB DDR3 – I'll take 4 of them for the 4 slots on the motherboard</text:p>
      <text:p text:style-name="P1"><text:tab/><text:a xlink:type="simple" xlink:href="http://www.tigerdirect.com/applications/SearchTools/item-details.asp?EdpNo=2504391&amp;sku=C13-1003" text:style-name="Internet_20_link" text:visited-style-name="Visited_20_Internet_20_Link">http://www.tigerdirect.com/applications/SearchTools/item-details.asp?EdpNo=2504391&amp;sku=C13-1003</text:a></text:p>
      <text:p text:style-name="P1"/>
      <text:p text:style-name="P1"><text:span text:style-name="T1">Power Supply</text:span>: This will need a lot of power, so FirePower ZX 1250W, properly equipped for SLI support as well</text:p>
      <text:p text:style-name="P1"><text:tab/><text:a xlink:type="simple" xlink:href="http://www.tigerdirect.com/applications/SearchTools/item-details.asp?EdpNo=7213995&amp;sku=O261-7407" text:style-name="Internet_20_link" text:visited-style-name="Visited_20_Internet_20_Link">http://www.tigerdirect.com/applications/SearchTools/item-details.asp?EdpNo=7213995&amp;sku=O261-7407</text:a></text:p>
      <text:p text:style-name="P1"/>
      <text:p text:style-name="P1"><text:span text:style-name="T1">Graphics Card</text:span>: Going with 2x GeForce GTX 970, these will take up the two PCI-e slots and are SLI compatible</text:p>
      <text:p text:style-name="P1"><text:tab/><text:a xlink:type="simple" xlink:href="http://www.tigerdirect.com/applications/SearchTools/item-details.asp?EdpNo=9591548&amp;sku=EVG-102839525" text:style-name="Internet_20_link" text:visited-style-name="Visited_20_Internet_20_Link">http://www.tigerdirect.com/applications/SearchTools/item-details.asp?EdpNo=9591548&amp;sku=EVG-102839525</text:a></text:p>
      <text:p text:style-name="P1"/>
      <text:p text:style-name="P1"><text:span text:style-name="T1">PCI Ports:</text:span> Think I'm going to take these up by 2x StarTech 7 Port USB Card Adapter – because you can never have too many USB ports</text:p>
      <text:p text:style-name="P1"><text:tab/><text:a xlink:type="simple" xlink:href="http://www.tigerdirect.com/applications/SearchTools/item-details.asp?EdpNo=5606148&amp;sku=S262-2744" text:style-name="Internet_20_link" text:visited-style-name="Visited_20_Internet_20_Link">http://www.tigerdirect.com/applications/SearchTools/item-details.asp?EdpNo=5606148&amp;sku=S262-2744</text:a></text:p>
      <text:p text:style-name="P1"/>
      <text:p text:style-name="P1"><text:span text:style-name="T1">Hard Drive</text:span>: 2x WED-101775900 4 TB Sata drive</text:p>
      <text:p text:style-name="P1"><text:tab/><text:a xlink:type="simple" xlink:href="http://www.tigerdirect.com/applications/SearchTools/item-details.asp?EdpNo=8526737&amp;sku=WED-101775900" text:style-name="Internet_20_link" text:visited-style-name="Visited_20_Internet_20_Link">http://www.tigerdirect.com/applications/SearchTools/item-details.asp?EdpNo=8526737&amp;sku=WED-101775900</text:a></text:p>
      <text:p text:style-name="P1"/>
      <text:p text:style-name="P1"><text:span text:style-name="T1">Case:</text:span> Cooler Master RC-942-KKN1 HAF x ATX Full Tower with red LEDs, although I mostly don't care about the case</text:p>
      <text:p text:style-name="P1"><text:tab/><text:a xlink:type="simple" xlink:href="http://www.tigerdirect.com/applications/SearchTools/item-details.asp?EdpNo=6269869&amp;sku=C283-2080" text:style-name="Internet_20_link" text:visited-style-name="Visited_20_Internet_20_Link">http://www.tigerdirect.com/applications/SearchTools/item-details.asp?EdpNo=6269869&amp;sku=C283-2080</text:a></text:p>
      <text:p text:style-name="P1"/>
      <text:p text:style-name="P1"/>
      <text:p text:style-name="P1">I'd set this computer up with a dual boot. One SATA drive would probably be loaded with OpenSUSE Tumbleweed Rolling release or Debian, and t he other I'd probably load with Windows 7. I could boot in to alternate operating systems depending on what I was up to for the day. </text:p>
      <text:p text:style-name="P1"/>
      <text:p text:style-name="P1">I'd have Linux set up for standard productivity, program development, internet usage, etc. This is due to stability, availability of free software and security benefits.</text:p>
      <text:p text:style-name="P1"/>
      <text:p text:style-name="P1"><text:soft-page-break/>Windows would primarily be setup for gaming/video/etc, keeping the Windows install relatively clean to keep performance u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7T00:00:35.623699505</meta:creation-date>
    <dc:date>2015-08-27T00:15:09.084760887</dc:date>
    <meta:editing-duration>PT14M34S</meta:editing-duration>
    <meta:editing-cycles>1</meta:editing-cycles>
    <meta:document-statistic meta:table-count="0" meta:image-count="0" meta:object-count="0" meta:page-count="2" meta:paragraph-count="21" meta:word-count="244" meta:character-count="2145" meta:non-whitespace-character-count="1910"/>
    <meta:generator>LibreOffice/4.4.3.2$Linux_X86_64 LibreOffice_project/40m0$Build-2</meta:generator>
  </office:meta>
</office:document-meta>
</file>